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'Helvetica Neue'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fo:font-variant="normal" fo:text-transform="none" fo:color="#005999" style:text-line-through-style="none" style:font-name="Arial" fo:font-size="8.35000038146973pt" fo:letter-spacing="normal" fo:font-style="normal" style:text-underline-style="none" fo:font-weight="normal" style:text-blinking="false" style:font-weight-asian="normal" style:font-weight-complex="normal"/>
    </style:style>
    <style:style style:name="P6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5999" style:text-line-through-style="none" style:font-name="Arial" fo:font-size="8.35000038146973pt" fo:letter-spacing="normal" fo:font-style="normal" style:text-underline-style="none" style:text-blinking="false" loext:padding="0in" loext:border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Developer, </text:p>
      <text:p text:style-name="Standard"/>
      <text:p text:style-name="Standard">Your product manager has supplied you with feedback for the Note App MVP, the notes are not all well defined. There is a second round feedback meeting; you must produce something for the product managers to view and provide further questions for clarification if necessary. </text:p>
      <text:p text:style-name="Standard"/>
      <text:p text:style-name="Standard">This test will look for the following skills:</text:p>
      <text:list xml:id="list4031428245118068213" text:style-name="L1">
        <text:list-item>
          <text:p text:style-name="P6">Java backend design / testing </text:p>
        </text:list-item>
        <text:list-item>
          <text:p text:style-name="P6">Basic front-end knowledge </text:p>
        </text:list-item>
        <text:list-item>
          <text:p text:style-name="P6">Product management requirements refinement</text:p>
        </text:list-item>
      </text:list>
      <text:p text:style-name="Standard"/>
      <text:p text:style-name="Standard">Once complete submit to your own public git repo, and email us the link.</text:p>
      <text:p text:style-name="Standard"/>
      <text:p text:style-name="Standard">Goodluck.</text:p>
      <text:p text:style-name="Standard"/>
      <text:h text:style-name="Heading_20_1" text:outline-level="1"/>
      <text:h text:style-name="Heading_20_1" text:outline-level="1"/>
      <text:h text:style-name="P4" text:outline-level="1">My Notes app</text:h>
      <text:p text:style-name="Standard"/>
      <text:p text:style-name="Standard">There are a number of problems with this application that need to be fixed. </text:p>
      <text:p text:style-name="Standard"/>
      <text:p text:style-name="P1">Login </text:p>
      <text:p text:style-name="P1"/>
      <text:p text:style-name="P2">1) The layout needs attention – clean this up as you would expect a simple login form to look. </text:p>
      <text:p text:style-name="P2">2) Password text is not hidden</text:p>
      <text:p text:style-name="P2">3) Basic validation does not work i.e. empty fields or bad credentials</text:p>
      <text:p text:style-name="P2"/>
      <text:p text:style-name="P1">Available Notes</text:p>
      <text:p text:style-name="P1"/>
      <text:p text:style-name="P2">1) This should render all available notes for the user available on the server.</text:p>
      <text:p text:style-name="P2">2) Should be able to click on a note and for it to load within the ‘edit note’ panel inputs fully populated. </text:p>
      <text:p text:style-name="P2"/>
      <text:p text:style-name="P1">Save/Editing a new note</text:p>
      <text:p text:style-name="P1"/>
      <text:p text:style-name="P2">1) Saving/Updating a new note should be stored at the server and available in the list of available notes.</text:p>
      <text:p text:style-name="P2">2) Cancel button should remove any selected note in edit view, ‘No note selected’ should be present within this panel.</text:p>
      <text:p text:style-name="P2">3) Validation on the fields must be present – apply simple validation. </text:p>
      <text:p text:style-name="P2"/>
      <text:p text:style-name="P2"><text:s/><text:span text:style-name="T1">Logout </text:span></text:p>
      <text:p text:style-name="P2">1) should remove any authentication and send the user back to the login screen.</text:p>
      <text:p text:style-name="P2"/>
      <text:p text:style-name="P1">Page refresh</text:p>
      <text:p text:style-name="P2"/>
      <text:p text:style-name="P2">If the user is logged, when the page is refreshed the user must be remain on their notes view, not redirected to login. </text:p>
      <text:p text:style-name="P3"><text:s/></text:p>
      <text:p text:style-name="P2"/>
      <text:p text:style-name="P2">This test requires you to amend the frontend and backend code. </text:p>
      <text:p text:style-name="P2"/>
      <text:p text:style-name="P2">You do NOT need to use a database, just store objects in memory. </text:p>
      <text:p text:style-name="P2"/>
      <text:p text:style-name="P2">You are not required to change code in the backend ‘security’ package. </text:p>
      <text:p text:style-name="P2"/>
      <text:p text:style-name="P2">Frontend look and feel does not need to look pretty! Just needs to be sensible for the purpose of this test. </text:p>
      <text:p text:style-name="P2"/>
      <text:p text:style-name="P2">Do not spend more than 2 hours working on this, should you go over – report your finding and recommendations.</text:p>
      <text:p text:style-name="P2"/>
      <text:p text:style-name="P3"/>
      <text:p text:style-name="P2"/>
      <text:p text:style-name="P2">GIT link: </text:p>
      <text:p text:style-name="P2"/>
      <text:p text:style-name="P2">https://jchauvet@bitbucket.org/agencybenchmarks/devtest.git </text:p>
      <text:p text:style-name="P2"><text:soft-page-break/></text:p>
      <text:p text:style-name="P2">The application is build using SpringBoot, run the application in Intellij Community edition (see main method in Application class) 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'Helvetica Neue'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5T14:33:52.273530000</meta:creation-date>
    <dc:date>2021-09-09T12:17:37</dc:date>
    <meta:editing-duration>PT19M39S</meta:editing-duration>
    <meta:editing-cycles>2</meta:editing-cycles>
    <meta:generator>OpenOffice/4.1.10$Unix OpenOffice.org_project/4110m2$Build-9807</meta:generator>
    <meta:document-statistic meta:table-count="0" meta:image-count="0" meta:object-count="0" meta:page-count="3" meta:paragraph-count="34" meta:word-count="372" meta:character-count="2167"/>
    <dc:creator>Jason Chauvet</dc:creator>
  </office:meta>
</office:document-meta>
</file>